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3.811cm" fo:min-width="14.562cm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1.825cm" fo:min-width="14.776cm"/>
    </style:style>
    <style:style style:name="gr3" style:family="graphic" style:parent-style-name="standard">
      <style:graphic-properties draw:textarea-horizontal-align="justify" draw:textarea-vertical-align="middle" draw:auto-grow-height="false" fo:min-height="3.812cm" fo:min-width="14.562cm"/>
    </style:style>
    <style:style style:name="gr4" style:family="graphic" style:parent-style-name="standard">
      <style:graphic-properties draw:textarea-horizontal-align="justify" draw:textarea-vertical-align="middle" draw:auto-grow-height="false" fo:min-height="1.466cm" fo:min-width="8.216cm"/>
    </style:style>
    <style:style style:name="gr5" style:family="graphic" style:parent-style-name="standard">
      <style:graphic-properties draw:textarea-horizontal-align="justify" draw:textarea-vertical-align="middle" draw:auto-grow-height="false" fo:min-height="0.924cm" fo:min-width="2.674cm"/>
    </style:style>
    <style:style style:name="gr6" style:family="graphic" style:parent-style-name="standard">
      <style:graphic-properties draw:textarea-horizontal-align="justify" draw:textarea-vertical-align="middle" draw:auto-grow-height="false" fo:min-height="2.728cm" fo:min-width="4.078cm"/>
    </style:style>
    <style:style style:name="gr7" style:family="graphic" style:parent-style-name="standard">
      <style:graphic-properties draw:fill="solid" draw:fill-color="#00cc00" draw:textarea-horizontal-align="justify" draw:textarea-vertical-align="middle" draw:auto-grow-height="false" fo:min-height="0.744cm" fo:min-width="5.994cm"/>
    </style:style>
    <style:style style:name="gr8" style:family="graphic" style:parent-style-name="standard">
      <style:graphic-properties draw:textarea-horizontal-align="justify" draw:textarea-vertical-align="middle" draw:auto-grow-height="false" fo:min-height="2.728cm" fo:min-width="3.578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1.05cm"/>
    </style:style>
    <style:style style:name="gr11" style:family="graphic" style:parent-style-name="standard">
      <style:graphic-properties draw:textarea-horizontal-align="justify" draw:textarea-vertical-align="middle" draw:auto-grow-height="false" fo:min-height="1.113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466cm" fo:min-width="4.915cm"/>
    </style:style>
    <style:style style:name="gr13" style:family="graphic" style:parent-style-name="standard">
      <style:graphic-properties draw:textarea-horizontal-align="justify" draw:textarea-vertical-align="middle" draw:auto-grow-height="false" fo:min-height="1.299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.116cm" fo:min-width="0cm"/>
    </style:style>
    <style:style style:name="gr15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solid" draw:fill-color="#00cc00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cm" svg:height="4.499cm" svg:x="4.3cm" svg:y="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.5cm" svg:height="2.299cm" svg:x="4.301cm" svg:y="21.801cm">
          <text:p text:style-name="P2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5.5cm" svg:height="4.5cm" svg:x="4.3cm" svg:y="15.8cm">
          <text:p text:style-name="P2"><text:span text:style-name="T1">guh-core</text:span></text:p>
          <text:p text:style-name="P2"><text:span text:style-name="T2">(Qt)</text:span></text:p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9cm" svg:height="1.9cm" svg:x="10.5cm" svg:y="12.2cm">
          <text:p text:style-name="P2"><text:span text:style-name="T1">guh-webserver</text:span></text:p>
          <text:p text:style-name="P2"><text:span text:style-name="T3">(Go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3cm" svg:height="1.3cm" svg:x="4.4cm" svg:y="22.3cm">
          <text:p text:style-name="P2"><text:span text:style-name="T1">libgu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9cm" svg:height="3.3cm" svg:x="4.7cm" svg:y="6.6cm">
          <text:p text:style-name="P2"><text:span text:style-name="T1">Client</text:span></text:p>
          <text:p text:style-name="P2"><text:span text:style-name="T2">Brow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6.6cm" svg:height="1.1cm" svg:x="12.8cm" svg:y="17cm">
          <text:p text:style-name="P2"><text:span text:style-name="T3">Hardware Resourc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4.4cm" svg:height="3.3cm" svg:x="9.901cm" svg:y="6.601cm">
          <text:p text:style-name="P2"><text:span text:style-name="T1">Client</text:span></text:p>
          <text:p text:style-name="P2"><text:span text:style-name="T2">iPhone Ap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4.4cm" svg:height="3.3cm" svg:x="15.002cm" svg:y="6.602cm">
          <text:p text:style-name="P2"><text:span text:style-name="T1">Client</text:span></text:p>
          <text:p text:style-name="P2"><text:span text:style-name="T2">Android Ap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3cm" svg:height="1.3cm" svg:x="8.401cm" svg:y="22.301cm">
          <text:p text:style-name="P2"><text:span text:style-name="T1">Plug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3cm" svg:height="1.3cm" svg:x="12.501cm" svg:y="22.301cm">
          <text:p text:style-name="P2"><text:span text:style-name="T1">Plug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3cm" svg:height="1.3cm" svg:x="16.402cm" svg:y="22.302cm">
          <text:p text:style-name="P2"><text:span text:style-name="T1">Plug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5.1cm" svg:height="1.673cm" svg:x="9cm" svg:y="14.6cm">
          <draw:text-box>
            <text:p>JSON-RPC API</text:p>
          </draw:text-box>
        </draw:frame>
        <draw:frame draw:style-name="gr10" draw:text-style-name="P5" draw:layer="layout" svg:width="4.9cm" svg:height="1.3cm" svg:x="12.5cm" svg:y="10.9cm">
          <draw:text-box>
            <text:p>REST API</text:p>
          </draw:text-box>
        </draw:frame>
        <draw:custom-shape draw:style-name="gr11" draw:text-style-name="P2" draw:layer="layout" svg:width="0.401cm" svg:height="1.701cm" svg:x="15.6cm" svg:y="10.5cm">
          <text:p/>
          <draw:enhanced-geometry svg:viewBox="0 0 21600 21600" draw:text-areas="?f0 ?f8 ?f2 ?f9" draw:mirror-horizontal="false" draw:mirror-vertical="false" draw:type="up-down-arrow" draw:modifiers="8435.82089552239 4441.8331374853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5" draw:layer="layout" svg:width="4.9cm" svg:height="1.3cm" svg:x="12.3cm" svg:y="20.6cm">
          <draw:text-box>
            <text:p>Dynamic Libs</text:p>
          </draw:text-box>
        </draw:frame>
        <draw:custom-shape draw:style-name="gr7" draw:text-style-name="P4" draw:layer="layout" svg:width="6.6cm" svg:height="1.1cm" svg:x="12.801cm" svg:y="18.401cm">
          <text:p text:style-name="P2"><text:span text:style-name="T3">Rule Engin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6.6cm" svg:height="1.1cm" svg:x="4.702cm" svg:y="18.402cm">
          <text:p text:style-name="P2"><text:span text:style-name="T3">Device Manag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6.6cm" svg:height="1.1cm" svg:x="4.703cm" svg:y="17.003cm">
          <text:p text:style-name="P2"><text:span text:style-name="T3">TCP Serv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5.599cm" svg:height="1.9cm" svg:x="4.301cm" svg:y="12.2cm">
          <text:p text:style-name="P2"><text:span text:style-name="T1">guh-cli</text:span></text:p>
          <text:p text:style-name="P2"><text:span text:style-name="T3">(Python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401cm" svg:height="1.701cm" svg:x="15.6cm" svg:y="14.1cm">
          <text:p/>
          <draw:enhanced-geometry svg:viewBox="0 0 21600 21600" draw:text-areas="?f0 ?f8 ?f2 ?f9" draw:mirror-horizontal="false" draw:mirror-vertical="false" draw:type="up-down-arrow" draw:modifiers="8435.82089552239 4441.8331374853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0.401cm" svg:height="1.701cm" svg:x="7.5cm" svg:y="14.1cm">
          <text:p/>
          <draw:enhanced-geometry svg:viewBox="0 0 21600 21600" draw:text-areas="?f0 ?f8 ?f2 ?f9" draw:mirror-horizontal="false" draw:mirror-vertical="false" draw:type="up-down-arrow" draw:modifiers="8435.82089552239 4441.8331374853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" draw:layer="layout" svg:width="0.401cm" svg:height="1.5cm" svg:x="11.8cm" svg:y="20.3cm">
          <text:p/>
          <draw:enhanced-geometry svg:viewBox="0 0 21600 21600" draw:text-areas="?f0 ?f8 ?f2 ?f9" draw:mirror-horizontal="false" draw:mirror-vertical="false" draw:type="up-down-arrow" draw:modifiers="8435.82089552239 4441.8331374853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6" draw:layer="layout" svg:width="1cm" svg:height="1cm" svg:x="9cm" svg:y="15.9cm"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cm" svg:height="1cm" svg:x="4.6cm" svg:y="12.3cm"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cm" svg:height="1cm" svg:x="10.8cm" svg:y="12.4cm"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cm" svg:height="1cm" svg:x="4.9cm" svg:y="7.4cm">
          <text:p text:style-name="P2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9T15:47:15.126367282</meta:creation-date>
    <dc:date>2015-05-03T13:17:18.649519570</dc:date>
    <meta:editing-duration>PT22M55S</meta:editing-duration>
    <meta:editing-cycles>7</meta:editing-cycles>
    <meta:generator>LibreOffice/4.4.2.2$Linux_X86_64 LibreOffice_project/40m0$Build-2</meta:generator>
    <meta:document-statistic meta:object-count="27"/>
  </office:meta>
</office:document-meta>
</file>